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eaaf" officeooo:paragraph-rsid="000beaaf"/>
    </style:style>
    <style:style style:name="P2" style:family="paragraph" style:parent-style-name="Frame_20_contents">
      <style:text-properties officeooo:rsid="000ff8be" officeooo:paragraph-rsid="000ff8b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2cm" draw:z-index="0"><draw:text-box fo:min-height="0.499cm"><text:p text:style-name="P2">hell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5-03-03T12:52:11.461569796</meta:creation-date>
    <dc:date>2015-03-14T14:34:57.660063915</dc:date>
    <meta:editing-duration>PT2M30S</meta:editing-duration>
    <meta:editing-cycles>10</meta:editing-cycles>
    <meta:generator>LibreOfficeDev/4.4.2.0.0$Linux_X86_64 LibreOffice_project/259e7b04a01abf4da0643cd7b16c531c1b930f7e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